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tillium Web" svg:font-family="'Titillium Web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tillium Web1" svg:font-family="'Titillium Web'" style:font-family-generic="system" style:font-pitch="variable"/>
  </office:font-face-decls>
  <office:automatic-styles>
    <style:style style:name="P1" style:family="paragraph" style:parent-style-name="Standard">
      <style:text-properties style:font-name="Titillium Web" fo:font-size="12pt" style:font-name-asian="Titillium Web1" style:font-size-asian="12pt" style:font-name-complex="Titillium Web1" style:font-size-complex="12pt"/>
    </style:style>
    <style:style style:name="P2" style:family="paragraph" style:parent-style-name="Standard">
      <style:paragraph-properties fo:margin-left="0cm" fo:margin-right="0cm" fo:text-indent="1.27cm" style:auto-text-indent="false"/>
      <style:text-properties style:font-name="Titillium Web" fo:font-size="12pt" style:font-name-asian="Titillium Web1" style:font-size-asian="12pt" style:font-name-complex="Titillium Web1" style:font-size-complex="12pt"/>
    </style:style>
    <style:style style:name="P3" style:family="paragraph" style:parent-style-name="Standard">
      <style:paragraph-properties fo:margin-left="0cm" fo:margin-right="0cm" fo:text-indent="0cm" style:auto-text-indent="false"/>
    </style:style>
    <style:style style:name="P4" style:family="paragraph" style:parent-style-name="Standard" style:master-page-name="Standard">
      <style:paragraph-properties style:page-number="1"/>
      <style:text-properties style:font-name="Titillium Web" fo:font-size="12pt" style:text-underline-style="solid" style:text-underline-width="auto" style:text-underline-color="font-color" style:font-name-asian="Titillium Web1" style:font-size-asian="12pt" style:font-name-complex="Titillium Web1" style:font-size-complex="12pt"/>
    </style:style>
    <style:style style:name="P5" style:family="paragraph" style:parent-style-name="Standard">
      <style:text-properties style:font-name="Titillium Web" fo:font-size="12pt" style:font-name-asian="Titillium Web1" style:font-size-asian="12pt" style:font-name-complex="Titillium Web1" style:font-size-complex="12pt"/>
    </style:style>
    <style:style style:name="P6" style:family="paragraph" style:parent-style-name="Standard">
      <style:text-properties style:font-name="Titillium Web" fo:font-size="12pt" style:text-underline-style="solid" style:text-underline-width="auto" style:text-underline-color="font-color" style:font-name-asian="Titillium Web1" style:font-size-asian="12pt" style:font-name-complex="Titillium Web1" style:font-size-complex="12pt"/>
    </style:style>
    <style:style style:name="P7" style:family="paragraph" style:parent-style-name="Standard">
      <style:paragraph-properties fo:margin-left="0cm" fo:margin-right="0cm" fo:text-indent="1.27cm" style:auto-text-indent="false"/>
      <style:text-properties style:font-name="Titillium Web" fo:font-size="12pt" style:font-name-asian="Titillium Web1" style:font-size-asian="12pt" style:font-name-complex="Titillium Web1" style:font-size-complex="12pt"/>
    </style:style>
    <style:style style:name="P8" style:family="paragraph" style:parent-style-name="Standard">
      <style:paragraph-properties fo:margin-left="0cm" fo:margin-right="0cm" fo:text-indent="0cm" style:auto-text-indent="false"/>
      <style:text-properties style:font-name="Titillium Web" fo:font-size="12pt" style:text-underline-style="solid" style:text-underline-width="auto" style:text-underline-color="font-color" style:font-name-asian="Titillium Web1" style:font-size-asian="12pt" style:font-name-complex="Titillium Web1" style:font-size-complex="12pt"/>
    </style:style>
    <style:style style:name="P9" style:family="paragraph" style:parent-style-name="Standard">
      <style:paragraph-properties fo:margin-left="0cm" fo:margin-right="0cm" fo:text-indent="0cm" style:auto-text-indent="false"/>
      <style:text-properties style:font-name="Titillium Web" fo:font-size="12pt" style:font-name-asian="Titillium Web1" style:font-size-asian="12pt" style:font-name-complex="Titillium Web1" style:font-size-complex="12pt"/>
    </style:style>
    <style:style style:name="T1" style:family="text">
      <style:text-properties style:font-name="Titillium Web" fo:font-size="12pt" style:text-underline-style="solid" style:text-underline-width="auto" style:text-underline-color="font-color" style:font-name-asian="Titillium Web1" style:font-size-asian="12pt" style:font-name-complex="Titillium Web1" style:font-size-complex="12pt"/>
    </style:style>
    <style:style style:name="T2" style:family="text">
      <style:text-properties style:font-name="Titillium Web" fo:font-size="12pt" style:font-name-asian="Titillium Web1" style:font-size-asian="12pt" style:font-name-complex="Titillium Web1" style:font-size-complex="12pt"/>
    </style:style>
    <style:style style:name="T3" style:family="text">
      <style:text-properties style:font-name="Titillium Web" fo:font-size="12pt" officeooo:rsid="001ffdc2" style:font-name-asian="Titillium Web1" style:font-size-asian="12pt" style:font-name-complex="Titillium Web1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Hardware and software requirements:</text:p>
      <text:p text:style-name="P1">This document contains information about the required hardware and software in order to make SilverDawn’s database function correctly.</text:p>
      <text:p text:style-name="P1"/>
      <text:p text:style-name="P6">Hardware:</text:p>
      <text:p text:style-name="P2">-Desktop computer for staff.</text:p>
      <text:p text:style-name="P2">-Hard drive for storing the database file.</text:p>
      <text:p text:style-name="P2">-Backup drive for database</text:p>
      <text:p text:style-name="P2">-Printer for invoices (for coach driver)</text:p>
      <text:p text:style-name="P2"/>
      <text:p text:style-name="P8">Software:</text:p>
      <text:p text:style-name="P3"><text:span text:style-name="T1"><text:tab/></text:span><text:span text:style-name="T2">-Windows 10 / 7 for desktop computers</text:span></text:p>
      <text:p text:style-name="P9"><text:tab/>-SQlite3 (included with python)</text:p>
      <text:p text:style-name="P9"><text:tab/>-Python3.7 for both front and backend of the application</text:p>
      <text:p text:style-name="P9"><text:tab/>-GuiZero for the front end specifically</text:p>
      <text:p text:style-name="P9"><text:tab/></text:p>
      <text:p text:style-name="P8">Software that i will be using:</text:p>
      <text:p text:style-name="P3"><text:span text:style-name="T1"><text:tab/></text:span><text:span text:style-name="T2">-</text:span><text:span text:style-name="T3">Peppermint</text:span><text:span text:style-name="T2"> Linux distribution <text:s/></text:span></text:p>
      <text:p text:style-name="P2">-Python3.7 programming language used for backend and constructing front end visuals.</text:p>
      <text:p text:style-name="P9"><text:tab/>-SQlite3 Relational database management system that I will be using.</text:p>
      <text:p text:style-name="P9"><text:tab/>-Wireframe.cc Used to create initial visual designs</text:p>
      <text:p text:style-name="P2">-GuiZero Required for the front end GUI</text:p>
      <text:p text:style-name="P2">-Kate IDE for programming and debugging the program during development.</text:p>
      <text:p text:style-name="P2">-Spectacle for screenshots</text:p>
      <text:p text:style-name="P2">-OBS used for screen recording</text:p>
      <text:p text:style-name="P2"/>
      <text:p text:style-name="P9">No additional resources are required, because I am working from home, alongside this Mike can accomodate for things like an office and staff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tillium Web" svg:font-family="'Titillium Web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tillium Web1" svg:font-family="'Titillium Web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11-18T11:51:08.730633970</dc:date>
    <meta:editing-duration>PT25S</meta:editing-duration>
    <meta:editing-cycles>1</meta:editing-cycles>
    <meta:document-statistic meta:table-count="0" meta:image-count="0" meta:object-count="0" meta:page-count="1" meta:paragraph-count="23" meta:word-count="156" meta:character-count="1066" meta:non-whitespace-character-count="922"/>
  </office:meta>
</office:document-meta>
</file>